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1.58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0.00122549">
            <text:p>0,00122549</text:p>
          </table:table-cell>
          <table:table-cell table:style-name="ce1" office:value-type="float" office:value="1.1">
            <text:p>1,1</text:p>
          </table:table-cell>
          <table:table-cell office:value-type="float" office:value="0.433071">
            <text:p>0,433071</text:p>
          </table:table-cell>
          <table:table-cell office:value-type="float" office:value="0.00932438">
            <text:p>0,00932438</text:p>
          </table:table-cell>
          <table:table-cell office:value-type="float" office:value="0.228657">
            <text:p>0,228657</text:p>
          </table:table-cell>
          <table:table-cell office:value-type="float" office:value="0.00353047">
            <text:p>0,00353047</text:p>
          </table:table-cell>
          <table:table-cell office:value-type="float" office:value="0.410156">
            <text:p>0,410156</text:p>
          </table:table-cell>
          <table:table-cell office:value-type="float" office:value="0.022111">
            <text:p>0,022111</text:p>
          </table:table-cell>
          <table:table-cell office:value-type="float" office:value="0.0174658">
            <text:p>0,0174658</text:p>
          </table:table-cell>
          <table:table-cell office:value-type="float" office:value="0.540695">
            <text:p>0,540695</text:p>
          </table:table-cell>
          <table:table-cell office:value-type="float" office:value="0.184098">
            <text:p>0,184098</text:p>
          </table:table-cell>
          <table:table-cell office:value-type="float" office:value="4.26169">
            <text:p>4,26169</text:p>
          </table:table-cell>
        </table:table-row>
        <table:table-row table:style-name="ro1">
          <table:table-cell office:value-type="float" office:value="0.00139477">
            <text:p>0,00139477</text:p>
          </table:table-cell>
          <table:table-cell office:value-type="float" office:value="1.26374">
            <text:p>1,26374</text:p>
          </table:table-cell>
          <table:table-cell office:value-type="float" office:value="0.905512">
            <text:p>0,905512</text:p>
          </table:table-cell>
          <table:table-cell office:value-type="float" office:value="0.0225654">
            <text:p>0,0225654</text:p>
          </table:table-cell>
          <table:table-cell office:value-type="float" office:value="0.571338">
            <text:p>0,571338</text:p>
          </table:table-cell>
          <table:table-cell office:value-type="float" office:value="0.00721664">
            <text:p>0,00721664</text:p>
          </table:table-cell>
          <table:table-cell office:value-type="float" office:value="0.804688">
            <text:p>0,804688</text:p>
          </table:table-cell>
          <table:table-cell office:value-type="float" office:value="0.0381739">
            <text:p>0,0381739</text:p>
          </table:table-cell>
          <table:table-cell office:value-type="float" office:value="0.0122872">
            <text:p>0,0122872</text:p>
          </table:table-cell>
          <table:table-cell office:value-type="float" office:value="0.345005">
            <text:p>0,345005</text:p>
          </table:table-cell>
          <table:table-cell office:value-type="float" office:value="0.151317">
            <text:p>0,151317</text:p>
          </table:table-cell>
          <table:table-cell office:value-type="float" office:value="8.52804">
            <text:p>8,52804</text:p>
          </table:table-cell>
        </table:table-row>
        <table:table-row table:style-name="ro1">
          <table:table-cell office:value-type="float" office:value="0.000902046">
            <text:p>0,000902046</text:p>
          </table:table-cell>
          <table:table-cell office:value-type="float" office:value="0.666667">
            <text:p>0,666667</text:p>
          </table:table-cell>
          <table:table-cell office:value-type="float" office:value="0.425197">
            <text:p>0,425197</text:p>
          </table:table-cell>
          <table:table-cell office:value-type="float" office:value="-0.219074">
            <text:p>-0,219074</text:p>
          </table:table-cell>
          <table:table-cell office:value-type="float" office:value="6.08378">
            <text:p>6,08378</text:p>
          </table:table-cell>
          <table:table-cell office:value-type="float" office:value="0.00304093">
            <text:p>0,00304093</text:p>
          </table:table-cell>
          <table:table-cell office:value-type="float" office:value="0.351562">
            <text:p>0,351562</text:p>
          </table:table-cell>
          <table:table-cell office:value-type="float" office:value="0.0193535">
            <text:p>0,0193535</text:p>
          </table:table-cell>
          <table:table-cell office:value-type="float" office:value="0.0121089">
            <text:p>0,0121089</text:p>
          </table:table-cell>
          <table:table-cell office:value-type="float" office:value="0.510251">
            <text:p>0,510251</text:p>
          </table:table-cell>
          <table:table-cell office:value-type="float" office:value="0.249955">
            <text:p>0,249955</text:p>
          </table:table-cell>
          <table:table-cell office:value-type="float" office:value="5.33484">
            <text:p>5,33484</text:p>
          </table:table-cell>
        </table:table-row>
        <table:table-row table:style-name="ro1">
          <table:table-cell office:value-type="float" office:value="0.000465261">
            <text:p>0,000465261</text:p>
          </table:table-cell>
          <table:table-cell office:value-type="float" office:value="0.854545">
            <text:p>0,854545</text:p>
          </table:table-cell>
          <table:table-cell office:value-type="float" office:value="0.433071">
            <text:p>0,433071</text:p>
          </table:table-cell>
          <table:table-cell office:value-type="float" office:value="-0.0509719">
            <text:p>-0,0509719</text:p>
          </table:table-cell>
          <table:table-cell office:value-type="float" office:value="1.26083">
            <text:p>1,26083</text:p>
          </table:table-cell>
          <table:table-cell office:value-type="float" office:value="0.00283227">
            <text:p>0,00283227</text:p>
          </table:table-cell>
          <table:table-cell office:value-type="float" office:value="0.398438">
            <text:p>0,398438</text:p>
          </table:table-cell>
          <table:table-cell office:value-type="float" office:value="0.0192501">
            <text:p>0,0192501</text:p>
          </table:table-cell>
          <table:table-cell office:value-type="float" office:value="0.0141639">
            <text:p>0,0141639</text:p>
          </table:table-cell>
          <table:table-cell office:value-type="float" office:value="0.550575">
            <text:p>0,550575</text:p>
          </table:table-cell>
          <table:table-cell office:value-type="float" office:value="0.244225">
            <text:p>0,244225</text:p>
          </table:table-cell>
          <table:table-cell office:value-type="float" office:value="5.12504">
            <text:p>5,12504</text:p>
          </table:table-cell>
        </table:table-row>
        <table:table-row table:style-name="ro1">
          <table:table-cell office:value-type="float" office:value="0.00139117">
            <text:p>0,00139117</text:p>
          </table:table-cell>
          <table:table-cell office:value-type="float" office:value="1.29091">
            <text:p>1,29091</text:p>
          </table:table-cell>
          <table:table-cell office:value-type="float" office:value="0.559055">
            <text:p>0,559055</text:p>
          </table:table-cell>
          <table:table-cell office:value-type="float" office:value="-0.0239479">
            <text:p>-0,0239479</text:p>
          </table:table-cell>
          <table:table-cell office:value-type="float" office:value="0.605116">
            <text:p>0,605116</text:p>
          </table:table-cell>
          <table:table-cell office:value-type="float" office:value="0.00451073">
            <text:p>0,00451073</text:p>
          </table:table-cell>
          <table:table-cell office:value-type="float" office:value="0.492188">
            <text:p>0,492188</text:p>
          </table:table-cell>
          <table:table-cell office:value-type="float" office:value="0.0267203">
            <text:p>0,0267203</text:p>
          </table:table-cell>
          <table:table-cell office:value-type="float" office:value="0.0134038">
            <text:p>0,0134038</text:p>
          </table:table-cell>
          <table:table-cell office:value-type="float" office:value="0.435092">
            <text:p>0,435092</text:p>
          </table:table-cell>
          <table:table-cell office:value-type="float" office:value="0.18795">
            <text:p>0,18795</text:p>
          </table:table-cell>
          <table:table-cell office:value-type="float" office:value="6.97859">
            <text:p>6,97859</text:p>
          </table:table-cell>
        </table:table-row>
        <table:table-row table:style-name="ro1">
          <table:table-cell office:value-type="float" office:value="0.000968054">
            <text:p>0,000968054</text:p>
          </table:table-cell>
          <table:table-cell office:value-type="float" office:value="1.22581">
            <text:p>1,22581</text:p>
          </table:table-cell>
          <table:table-cell office:value-type="float" office:value="0.598425">
            <text:p>0,598425</text:p>
          </table:table-cell>
          <table:table-cell office:value-type="float" office:value="0.00914811">
            <text:p>0,00914811</text:p>
          </table:table-cell>
          <table:table-cell office:value-type="float" office:value="0.18047">
            <text:p>0,18047</text:p>
          </table:table-cell>
          <table:table-cell office:value-type="float" office:value="0.00257068">
            <text:p>0,00257068</text:p>
          </table:table-cell>
          <table:table-cell office:value-type="float" office:value="0.539062">
            <text:p>0,539062</text:p>
          </table:table-cell>
          <table:table-cell office:value-type="float" office:value="0.0247356">
            <text:p>0,0247356</text:p>
          </table:table-cell>
          <table:table-cell office:value-type="float" office:value="0.0150795">
            <text:p>0,0150795</text:p>
          </table:table-cell>
          <table:table-cell office:value-type="float" office:value="0.478826">
            <text:p>0,478826</text:p>
          </table:table-cell>
          <table:table-cell office:value-type="float" office:value="0.19799">
            <text:p>0,19799</text:p>
          </table:table-cell>
          <table:table-cell office:value-type="float" office:value="5.80533">
            <text:p>5,80533</text:p>
          </table:table-cell>
        </table:table-row>
        <table:table-row table:style-name="ro1">
          <table:table-cell office:value-type="float" office:value="0.00114226">
            <text:p>0,00114226</text:p>
          </table:table-cell>
          <table:table-cell office:value-type="float" office:value="1.16129">
            <text:p>1,16129</text:p>
          </table:table-cell>
          <table:table-cell office:value-type="float" office:value="0.283465">
            <text:p>0,283465</text:p>
          </table:table-cell>
          <table:table-cell office:value-type="float" office:value="-0.0430945">
            <text:p>-0,0430945</text:p>
          </table:table-cell>
          <table:table-cell office:value-type="float" office:value="0.872262">
            <text:p>0,872262</text:p>
          </table:table-cell>
          <table:table-cell office:value-type="float" office:value="0.00142272">
            <text:p>0,00142272</text:p>
          </table:table-cell>
          <table:table-cell office:value-type="float" office:value="0.261719">
            <text:p>0,261719</text:p>
          </table:table-cell>
          <table:table-cell office:value-type="float" office:value="0.0119479">
            <text:p>0,0119479</text:p>
          </table:table-cell>
          <table:table-cell office:value-type="float" office:value="0.0183267">
            <text:p>0,0183267</text:p>
          </table:table-cell>
          <table:table-cell office:value-type="float" office:value="0.675701">
            <text:p>0,675701</text:p>
          </table:table-cell>
          <table:table-cell office:value-type="float" office:value="0.243293">
            <text:p>0,243293</text:p>
          </table:table-cell>
          <table:table-cell office:value-type="float" office:value="3.23362">
            <text:p>3,23362</text:p>
          </table:table-cell>
        </table:table-row>
        <table:table-row table:style-name="ro1">
          <table:table-cell table:formula="of:=MIN([.A1:.A6])" office:value-type="float" office:value="0.000465261">
            <text:p>0,000465261</text:p>
          </table:table-cell>
          <table:table-cell table:formula="of:=MIN([.B1:.B6])" office:value-type="float" office:value="0.666667">
            <text:p>0,666667</text:p>
          </table:table-cell>
          <table:table-cell table:formula="of:=MIN([.C1:.C6])" office:value-type="float" office:value="0.425197">
            <text:p>0,425197</text:p>
          </table:table-cell>
          <table:table-cell table:formula="of:=MIN([.D1:.D6])" office:value-type="float" office:value="-0.219074">
            <text:p>-0,219074</text:p>
          </table:table-cell>
          <table:table-cell table:formula="of:=MIN([.E1:.E6])" office:value-type="float" office:value="0.18047">
            <text:p>0,18047</text:p>
          </table:table-cell>
          <table:table-cell table:formula="of:=MIN([.F1:.F6])" office:value-type="float" office:value="0.00257068">
            <text:p>0,00257068</text:p>
          </table:table-cell>
          <table:table-cell table:formula="of:=MIN([.G1:.G6])" office:value-type="float" office:value="0.351562">
            <text:p>0,351562</text:p>
          </table:table-cell>
          <table:table-cell table:formula="of:=MIN([.H1:.H6])" office:value-type="float" office:value="0.0192501">
            <text:p>0,0192501</text:p>
          </table:table-cell>
          <table:table-cell table:formula="of:=MIN([.I1:.I6])" office:value-type="float" office:value="0.0121089">
            <text:p>0,0121089</text:p>
          </table:table-cell>
          <table:table-cell table:formula="of:=MIN([.J1:.J6])" office:value-type="float" office:value="0.345005">
            <text:p>0,345005</text:p>
          </table:table-cell>
          <table:table-cell table:formula="of:=MIN([.K1:.K6])" office:value-type="float" office:value="0.151317">
            <text:p>0,151317</text:p>
          </table:table-cell>
          <table:table-cell table:formula="of:=MIN([.L1:.L6])" office:value-type="float" office:value="4.26169">
            <text:p>4,26169</text:p>
          </table:table-cell>
        </table:table-row>
        <table:table-row table:style-name="ro1">
          <table:table-cell table:formula="of:=MAX([.A1:.A6])" office:value-type="float" office:value="0.00139477">
            <text:p>0,00139477</text:p>
          </table:table-cell>
          <table:table-cell table:formula="of:=MAX([.B1:.B6])" office:value-type="float" office:value="1.29091">
            <text:p>1,29091</text:p>
          </table:table-cell>
          <table:table-cell table:formula="of:=MAX([.C1:.C6])" office:value-type="float" office:value="0.905512">
            <text:p>0,905512</text:p>
          </table:table-cell>
          <table:table-cell table:formula="of:=MAX([.D1:.D6])" office:value-type="float" office:value="0.0225654">
            <text:p>0,0225654</text:p>
          </table:table-cell>
          <table:table-cell table:formula="of:=MAX([.E1:.E6])" office:value-type="float" office:value="6.08378">
            <text:p>6,08378</text:p>
          </table:table-cell>
          <table:table-cell table:formula="of:=MAX([.F1:.F6])" office:value-type="float" office:value="0.00721664">
            <text:p>0,00721664</text:p>
          </table:table-cell>
          <table:table-cell table:formula="of:=MAX([.G1:.G6])" office:value-type="float" office:value="0.804688">
            <text:p>0,804688</text:p>
          </table:table-cell>
          <table:table-cell table:formula="of:=MAX([.H1:.H6])" office:value-type="float" office:value="0.0381739">
            <text:p>0,0381739</text:p>
          </table:table-cell>
          <table:table-cell table:formula="of:=MAX([.I1:.I6])" office:value-type="float" office:value="0.0174658">
            <text:p>0,0174658</text:p>
          </table:table-cell>
          <table:table-cell table:formula="of:=MAX([.J1:.J6])" office:value-type="float" office:value="0.550575">
            <text:p>0,550575</text:p>
          </table:table-cell>
          <table:table-cell table:formula="of:=MAX([.K1:.K6])" office:value-type="float" office:value="0.249955">
            <text:p>0,249955</text:p>
          </table:table-cell>
          <table:table-cell table:formula="of:=MAX([.L1:.L6])" office:value-type="float" office:value="8.52804">
            <text:p>8,528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5:27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5:27:48</dc:date>
    <dc:creator>tomko </dc:creator>
    <meta:document-statistic meta:table-count="1" meta:cell-count="108" meta:object-count="0"/>
    <meta:generator>LibreOffice/3.4$Unix LibreOffice_project/340m1$Build-602</meta:generator>
  </office:meta>
</office:document-meta>
</file>